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, K</text:p>
          </table:table-cell>
          <table:table-cell table:style-name="ce1" office:value-type="string" calcext:value-type="string">
            <text:p>σ, мН/м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9.5" calcext:value-type="float">
            <text:p>89,5</text:p>
          </table:table-cell>
          <table:table-cell table:formula="of:=[.A2]*[.B2]" office:value-type="float" office:value="26760.5" calcext:value-type="float">
            <text:p>26760,5</text:p>
          </table:table-cell>
          <table:table-cell table:formula="of:=[.A2]*[.A2]" office:value-type="float" office:value="89401" calcext:value-type="float">
            <text:p>89401</text:p>
          </table:table-cell>
          <table:table-cell table:formula="of:=[.B2]*[.B2]" office:value-type="float" office:value="8010.25" calcext:value-type="float">
            <text:p>8010,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9.5" calcext:value-type="float">
            <text:p>89,5</text:p>
          </table:table-cell>
          <table:table-cell table:formula="of:=[.A3]*[.B3]" office:value-type="float" office:value="27118.5" calcext:value-type="float">
            <text:p>27118,5</text:p>
          </table:table-cell>
          <table:table-cell table:formula="of:=[.A3]*[.A3]" office:value-type="float" office:value="91809" calcext:value-type="float">
            <text:p>91809</text:p>
          </table:table-cell>
          <table:table-cell table:formula="of:=[.B3]*[.B3]" office:value-type="float" office:value="8010.25" calcext:value-type="float">
            <text:p>8010,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8.1" calcext:value-type="float">
            <text:p>88,1</text:p>
          </table:table-cell>
          <table:table-cell table:formula="of:=[.A4]*[.B4]" office:value-type="float" office:value="27134.8" calcext:value-type="float">
            <text:p>27134,8</text:p>
          </table:table-cell>
          <table:table-cell table:formula="of:=[.A4]*[.A4]" office:value-type="float" office:value="94864" calcext:value-type="float">
            <text:p>94864</text:p>
          </table:table-cell>
          <table:table-cell table:formula="of:=[.B4]*[.B4]" office:value-type="float" office:value="7761.61" calcext:value-type="float">
            <text:p>7761,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8.1" calcext:value-type="float">
            <text:p>88,1</text:p>
          </table:table-cell>
          <table:table-cell table:formula="of:=[.A5]*[.B5]" office:value-type="float" office:value="27575.3" calcext:value-type="float">
            <text:p>27575,3</text:p>
          </table:table-cell>
          <table:table-cell table:formula="of:=[.A5]*[.A5]" office:value-type="float" office:value="97969" calcext:value-type="float">
            <text:p>97969</text:p>
          </table:table-cell>
          <table:table-cell table:formula="of:=[.B5]*[.B5]" office:value-type="float" office:value="7761.61" calcext:value-type="float">
            <text:p>7761,6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7.6" calcext:value-type="float">
            <text:p>87,6</text:p>
          </table:table-cell>
          <table:table-cell table:formula="of:=[.A6]*[.B6]" office:value-type="float" office:value="27856.8" calcext:value-type="float">
            <text:p>27856,8</text:p>
          </table:table-cell>
          <table:table-cell table:formula="of:=[.A6]*[.A6]" office:value-type="float" office:value="101124" calcext:value-type="float">
            <text:p>101124</text:p>
          </table:table-cell>
          <table:table-cell table:formula="of:=[.B6]*[.B6]" office:value-type="float" office:value="7673.76" calcext:value-type="float">
            <text:p>7673,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.2" calcext:value-type="float">
            <text:p>86,2</text:p>
          </table:table-cell>
          <table:table-cell table:formula="of:=[.A7]*[.B7]" office:value-type="float" office:value="27842.6" calcext:value-type="float">
            <text:p>27842,6</text:p>
          </table:table-cell>
          <table:table-cell table:formula="of:=[.A7]*[.A7]" office:value-type="float" office:value="104329" calcext:value-type="float">
            <text:p>104329</text:p>
          </table:table-cell>
          <table:table-cell table:formula="of:=[.B7]*[.B7]" office:value-type="float" office:value="7430.44" calcext:value-type="float">
            <text:p>7430,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5.7" calcext:value-type="float">
            <text:p>85,7</text:p>
          </table:table-cell>
          <table:table-cell table:formula="of:=[.A8]*[.B8]" office:value-type="float" office:value="28109.6" calcext:value-type="float">
            <text:p>28109,6</text:p>
          </table:table-cell>
          <table:table-cell table:formula="of:=[.A8]*[.A8]" office:value-type="float" office:value="107584" calcext:value-type="float">
            <text:p>107584</text:p>
          </table:table-cell>
          <table:table-cell table:formula="of:=[.B8]*[.B8]" office:value-type="float" office:value="7344.49" calcext:value-type="float">
            <text:p>7344,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4.8" calcext:value-type="float">
            <text:p>84,8</text:p>
          </table:table-cell>
          <table:table-cell table:formula="of:=[.A9]*[.B9]" office:value-type="float" office:value="28238.4" calcext:value-type="float">
            <text:p>28238,4</text:p>
          </table:table-cell>
          <table:table-cell table:formula="of:=[.A9]*[.A9]" office:value-type="float" office:value="110889" calcext:value-type="float">
            <text:p>110889</text:p>
          </table:table-cell>
          <table:table-cell table:formula="of:=[.B9]*[.B9]" office:value-type="float" office:value="7191.04" calcext:value-type="float">
            <text:p>7191,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9])" office:value-type="float" office:value="315.625" calcext:value-type="float">
            <text:p>315,625</text:p>
          </table:table-cell>
          <table:table-cell table:formula="of:=AVERAGE([.B2:.B9])" office:value-type="float" office:value="87.4375" calcext:value-type="float">
            <text:p>87,4375</text:p>
          </table:table-cell>
          <table:table-cell table:formula="of:=AVERAGE([.C2:.C9])" office:value-type="float" office:value="27579.5625" calcext:value-type="float">
            <text:p>27579,5625</text:p>
          </table:table-cell>
          <table:table-cell table:formula="of:=AVERAGE([.D2:.D9])" office:value-type="float" office:value="99746.125" calcext:value-type="float">
            <text:p>99746,125</text:p>
          </table:table-cell>
          <table:table-cell table:formula="of:=AVERAGE([.E2:.E9])" office:value-type="float" office:value="7647.93125" calcext:value-type="float">
            <text:p>7647,93125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, K</text:p>
          </table:table-cell>
          <table:table-cell table:style-name="ce1" office:value-type="string" calcext:value-type="string">
            <text:p>q, Дж / м^2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2]*0.14" office:value-type="float" office:value="41.86" calcext:value-type="float">
            <text:p>41,86</text:p>
          </table:table-cell>
          <table:table-cell table:formula="of:=[.A2]*[.B2]" office:value-type="float" office:value="12516.14" calcext:value-type="float">
            <text:p>12516,14</text:p>
          </table:table-cell>
          <table:table-cell table:formula="of:=[.A2]*[.A2]" office:value-type="float" office:value="89401" calcext:value-type="float">
            <text:p>89401</text:p>
          </table:table-cell>
          <table:table-cell table:formula="of:=[.B2]*[.B2]" office:value-type="float" office:value="1752.2596" calcext:value-type="float">
            <text:p>1752,25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]*0.14" office:value-type="float" office:value="42.42" calcext:value-type="float">
            <text:p>42,42</text:p>
          </table:table-cell>
          <table:table-cell table:formula="of:=[.A3]*[.B3]" office:value-type="float" office:value="12853.26" calcext:value-type="float">
            <text:p>12853,26</text:p>
          </table:table-cell>
          <table:table-cell table:formula="of:=[.A3]*[.A3]" office:value-type="float" office:value="91809" calcext:value-type="float">
            <text:p>91809</text:p>
          </table:table-cell>
          <table:table-cell table:formula="of:=[.B3]*[.B3]" office:value-type="float" office:value="1799.4564" calcext:value-type="float">
            <text:p>1799,45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4]*0.14" office:value-type="float" office:value="43.12" calcext:value-type="float">
            <text:p>43,12</text:p>
          </table:table-cell>
          <table:table-cell table:formula="of:=[.A4]*[.B4]" office:value-type="float" office:value="13280.96" calcext:value-type="float">
            <text:p>13280,96</text:p>
          </table:table-cell>
          <table:table-cell table:formula="of:=[.A4]*[.A4]" office:value-type="float" office:value="94864" calcext:value-type="float">
            <text:p>94864</text:p>
          </table:table-cell>
          <table:table-cell table:formula="of:=[.B4]*[.B4]" office:value-type="float" office:value="1859.3344" calcext:value-type="float">
            <text:p>1859,33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5]*0.14" office:value-type="float" office:value="43.82" calcext:value-type="float">
            <text:p>43,82</text:p>
          </table:table-cell>
          <table:table-cell table:formula="of:=[.A5]*[.B5]" office:value-type="float" office:value="13715.66" calcext:value-type="float">
            <text:p>13715,66</text:p>
          </table:table-cell>
          <table:table-cell table:formula="of:=[.A5]*[.A5]" office:value-type="float" office:value="97969" calcext:value-type="float">
            <text:p>97969</text:p>
          </table:table-cell>
          <table:table-cell table:formula="of:=[.B5]*[.B5]" office:value-type="float" office:value="1920.1924" calcext:value-type="float">
            <text:p>1920,19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6]*0.14" office:value-type="float" office:value="44.52" calcext:value-type="float">
            <text:p>44,52</text:p>
          </table:table-cell>
          <table:table-cell table:formula="of:=[.A6]*[.B6]" office:value-type="float" office:value="14157.36" calcext:value-type="float">
            <text:p>14157,36</text:p>
          </table:table-cell>
          <table:table-cell table:formula="of:=[.A6]*[.A6]" office:value-type="float" office:value="101124" calcext:value-type="float">
            <text:p>101124</text:p>
          </table:table-cell>
          <table:table-cell table:formula="of:=[.B6]*[.B6]" office:value-type="float" office:value="1982.0304" calcext:value-type="float">
            <text:p>1982,03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7]*0.14" office:value-type="float" office:value="45.22" calcext:value-type="float">
            <text:p>45,22</text:p>
          </table:table-cell>
          <table:table-cell table:formula="of:=[.A7]*[.B7]" office:value-type="float" office:value="14606.06" calcext:value-type="float">
            <text:p>14606,06</text:p>
          </table:table-cell>
          <table:table-cell table:formula="of:=[.A7]*[.A7]" office:value-type="float" office:value="104329" calcext:value-type="float">
            <text:p>104329</text:p>
          </table:table-cell>
          <table:table-cell table:formula="of:=[.B7]*[.B7]" office:value-type="float" office:value="2044.8484" calcext:value-type="float">
            <text:p>2044,84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8]*0.14" office:value-type="float" office:value="45.92" calcext:value-type="float">
            <text:p>45,92</text:p>
          </table:table-cell>
          <table:table-cell table:formula="of:=[.A8]*[.B8]" office:value-type="float" office:value="15061.76" calcext:value-type="float">
            <text:p>15061,76</text:p>
          </table:table-cell>
          <table:table-cell table:formula="of:=[.A8]*[.A8]" office:value-type="float" office:value="107584" calcext:value-type="float">
            <text:p>107584</text:p>
          </table:table-cell>
          <table:table-cell table:formula="of:=[.B8]*[.B8]" office:value-type="float" office:value="2108.6464" calcext:value-type="float">
            <text:p>2108,64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9]*0.14" office:value-type="float" office:value="46.62" calcext:value-type="float">
            <text:p>46,62</text:p>
          </table:table-cell>
          <table:table-cell table:formula="of:=[.A9]*[.B9]" office:value-type="float" office:value="15524.46" calcext:value-type="float">
            <text:p>15524,46</text:p>
          </table:table-cell>
          <table:table-cell table:formula="of:=[.A9]*[.A9]" office:value-type="float" office:value="110889" calcext:value-type="float">
            <text:p>110889</text:p>
          </table:table-cell>
          <table:table-cell table:formula="of:=[.B9]*[.B9]" office:value-type="float" office:value="2173.4244" calcext:value-type="float">
            <text:p>2173,42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9])" office:value-type="float" office:value="315.625" calcext:value-type="float">
            <text:p>315,625</text:p>
          </table:table-cell>
          <table:table-cell table:formula="of:=AVERAGE([.B2:.B9])" office:value-type="float" office:value="44.1875" calcext:value-type="float">
            <text:p>44,1875</text:p>
          </table:table-cell>
          <table:table-cell table:formula="of:=AVERAGE([.C2:.C9])" office:value-type="float" office:value="13964.4575" calcext:value-type="float">
            <text:p>13964,4575</text:p>
          </table:table-cell>
          <table:table-cell table:formula="of:=AVERAGE([.D2:.D9])" office:value-type="float" office:value="99746.125" calcext:value-type="float">
            <text:p>99746,125</text:p>
          </table:table-cell>
          <table:table-cell table:formula="of:=AVERAGE([.E2:.E9])" office:value-type="float" office:value="1955.02405" calcext:value-type="float">
            <text:p>1955,02405</text:p>
          </table:table-cell>
        </table:table-row>
      </table:table>
      <table:table table:name="Лист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, K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σ, мН/м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C2]+[.A2]*0.14" office:value-type="float" office:value="131.36" calcext:value-type="float">
            <text:p>131,36</text:p>
          </table:table-cell>
          <table:table-cell office:value-type="float" office:value="89.5" calcext:value-type="float">
            <text:p>89,5</text:p>
          </table:table-cell>
          <table:table-cell table:formula="of:=[.A2]*[.B2]" office:value-type="float" office:value="39276.64" calcext:value-type="float">
            <text:p>39276,64</text:p>
          </table:table-cell>
          <table:table-cell table:formula="of:=[.A2]*[.A2]" office:value-type="float" office:value="89401" calcext:value-type="float">
            <text:p>89401</text:p>
          </table:table-cell>
          <table:table-cell table:formula="of:=[.B2]*[.B2]" office:value-type="float" office:value="17255.4496" calcext:value-type="float">
            <text:p>17255,44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C3]+[.A3]*0.14" office:value-type="float" office:value="131.92" calcext:value-type="float">
            <text:p>131,92</text:p>
          </table:table-cell>
          <table:table-cell office:value-type="float" office:value="89.5" calcext:value-type="float">
            <text:p>89,5</text:p>
          </table:table-cell>
          <table:table-cell table:formula="of:=[.A3]*[.B3]" office:value-type="float" office:value="39971.76" calcext:value-type="float">
            <text:p>39971,76</text:p>
          </table:table-cell>
          <table:table-cell table:formula="of:=[.A3]*[.A3]" office:value-type="float" office:value="91809" calcext:value-type="float">
            <text:p>91809</text:p>
          </table:table-cell>
          <table:table-cell table:formula="of:=[.B3]*[.B3]" office:value-type="float" office:value="17402.8864" calcext:value-type="float">
            <text:p>17402,88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C4]+[.A4]*0.14" office:value-type="float" office:value="131.22" calcext:value-type="float">
            <text:p>131,22</text:p>
          </table:table-cell>
          <table:table-cell office:value-type="float" office:value="88.1" calcext:value-type="float">
            <text:p>88,1</text:p>
          </table:table-cell>
          <table:table-cell table:formula="of:=[.A4]*[.B4]" office:value-type="float" office:value="40415.76" calcext:value-type="float">
            <text:p>40415,76</text:p>
          </table:table-cell>
          <table:table-cell table:formula="of:=[.A4]*[.A4]" office:value-type="float" office:value="94864" calcext:value-type="float">
            <text:p>94864</text:p>
          </table:table-cell>
          <table:table-cell table:formula="of:=[.B4]*[.B4]" office:value-type="float" office:value="17218.6884" calcext:value-type="float">
            <text:p>17218,68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C5]+[.A5]*0.14" office:value-type="float" office:value="131.92" calcext:value-type="float">
            <text:p>131,92</text:p>
          </table:table-cell>
          <table:table-cell office:value-type="float" office:value="88.1" calcext:value-type="float">
            <text:p>88,1</text:p>
          </table:table-cell>
          <table:table-cell table:formula="of:=[.A5]*[.B5]" office:value-type="float" office:value="41290.96" calcext:value-type="float">
            <text:p>41290,96</text:p>
          </table:table-cell>
          <table:table-cell table:formula="of:=[.A5]*[.A5]" office:value-type="float" office:value="97969" calcext:value-type="float">
            <text:p>97969</text:p>
          </table:table-cell>
          <table:table-cell table:formula="of:=[.B5]*[.B5]" office:value-type="float" office:value="17402.8864" calcext:value-type="float">
            <text:p>17402,88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C6]+[.A6]*0.14" office:value-type="float" office:value="132.12" calcext:value-type="float">
            <text:p>132,12</text:p>
          </table:table-cell>
          <table:table-cell office:value-type="float" office:value="87.6" calcext:value-type="float">
            <text:p>87,6</text:p>
          </table:table-cell>
          <table:table-cell table:formula="of:=[.A6]*[.B6]" office:value-type="float" office:value="42014.16" calcext:value-type="float">
            <text:p>42014,16</text:p>
          </table:table-cell>
          <table:table-cell table:formula="of:=[.A6]*[.A6]" office:value-type="float" office:value="101124" calcext:value-type="float">
            <text:p>101124</text:p>
          </table:table-cell>
          <table:table-cell table:formula="of:=[.B6]*[.B6]" office:value-type="float" office:value="17455.6944" calcext:value-type="float">
            <text:p>17455,694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C7]+[.A7]*0.14" office:value-type="float" office:value="131.42" calcext:value-type="float">
            <text:p>131,42</text:p>
          </table:table-cell>
          <table:table-cell office:value-type="float" office:value="86.2" calcext:value-type="float">
            <text:p>86,2</text:p>
          </table:table-cell>
          <table:table-cell table:formula="of:=[.A7]*[.B7]" office:value-type="float" office:value="42448.66" calcext:value-type="float">
            <text:p>42448,66</text:p>
          </table:table-cell>
          <table:table-cell table:formula="of:=[.A7]*[.A7]" office:value-type="float" office:value="104329" calcext:value-type="float">
            <text:p>104329</text:p>
          </table:table-cell>
          <table:table-cell table:formula="of:=[.B7]*[.B7]" office:value-type="float" office:value="17271.2164" calcext:value-type="float">
            <text:p>17271,21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C8]+[.A8]*0.14" office:value-type="float" office:value="131.62" calcext:value-type="float">
            <text:p>131,62</text:p>
          </table:table-cell>
          <table:table-cell office:value-type="float" office:value="85.7" calcext:value-type="float">
            <text:p>85,7</text:p>
          </table:table-cell>
          <table:table-cell table:formula="of:=[.A8]*[.B8]" office:value-type="float" office:value="43171.36" calcext:value-type="float">
            <text:p>43171,36</text:p>
          </table:table-cell>
          <table:table-cell table:formula="of:=[.A8]*[.A8]" office:value-type="float" office:value="107584" calcext:value-type="float">
            <text:p>107584</text:p>
          </table:table-cell>
          <table:table-cell table:formula="of:=[.B8]*[.B8]" office:value-type="float" office:value="17323.8244" calcext:value-type="float">
            <text:p>17323,82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C9]+[.A9]*0.14" office:value-type="float" office:value="131.42" calcext:value-type="float">
            <text:p>131,42</text:p>
          </table:table-cell>
          <table:table-cell office:value-type="float" office:value="84.8" calcext:value-type="float">
            <text:p>84,8</text:p>
          </table:table-cell>
          <table:table-cell table:formula="of:=[.A9]*[.B9]" office:value-type="float" office:value="43762.86" calcext:value-type="float">
            <text:p>43762,86</text:p>
          </table:table-cell>
          <table:table-cell table:formula="of:=[.A9]*[.A9]" office:value-type="float" office:value="110889" calcext:value-type="float">
            <text:p>110889</text:p>
          </table:table-cell>
          <table:table-cell table:formula="of:=[.B9]*[.B9]" office:value-type="float" office:value="17271.2164" calcext:value-type="float">
            <text:p>17271,21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9])" office:value-type="float" office:value="315.625" calcext:value-type="float">
            <text:p>315,625</text:p>
          </table:table-cell>
          <table:table-cell table:formula="of:=AVERAGE([.B2:.B9])" office:value-type="float" office:value="131.625" calcext:value-type="float">
            <text:p>131,625</text:p>
          </table:table-cell>
          <table:table-cell table:formula="of:=AVERAGE([.C2:.C9])" office:value-type="float" office:value="87.4375" calcext:value-type="float">
            <text:p>87,4375</text:p>
          </table:table-cell>
          <table:table-cell table:formula="of:=AVERAGE([.D2:.D9])" office:value-type="float" office:value="41544.02" calcext:value-type="float">
            <text:p>41544,02</text:p>
          </table:table-cell>
          <table:table-cell table:formula="of:=AVERAGE([.E2:.E9])" office:value-type="float" office:value="99746.125" calcext:value-type="float">
            <text:p>99746,125</text:p>
          </table:table-cell>
          <table:table-cell table:formula="of:=AVERAGE([.F2:.F9])" office:value-type="float" office:value="17325.2328" calcext:value-type="float">
            <text:p>17325,2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4T21:35:09.337448180</meta:creation-date>
    <dc:date>2026-05-04T22:17:10.843789398</dc:date>
    <meta:editing-duration>PT27M32S</meta:editing-duration>
    <meta:editing-cycles>5</meta:editing-cycles>
    <meta:generator>LibreOffice/25.8.6.2$Linux_X86_64 LibreOffice_project/580$Build-2</meta:generator>
    <meta:document-statistic meta:table-count="3" meta:cell-count="160" meta:object-count="0"/>
  </office:meta>
</office:document-meta>
</file>